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0d8cb5" officeooo:paragraph-rsid="000d8cb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d8cb5" officeooo:paragraph-rsid="000d8cb5" style:font-weight-asian="bold" style:font-weight-complex="bold"/>
    </style:style>
    <style:style style:name="P3" style:family="paragraph" style:parent-style-name="Standard">
      <style:text-properties fo:font-weight="bold" officeooo:rsid="000ebb39" officeooo:paragraph-rsid="000ebb39" style:font-weight-asian="bold" style:font-weight-complex="bold"/>
    </style:style>
    <style:style style:name="P4" style:family="paragraph" style:parent-style-name="Standard">
      <style:text-properties fo:font-weight="bold" officeooo:rsid="000f3442" officeooo:paragraph-rsid="000f3442" style:font-weight-asian="bold" style:font-weight-complex="bold"/>
    </style:style>
    <style:style style:name="P5" style:family="paragraph" style:parent-style-name="Standard">
      <style:text-properties fo:font-weight="bold" officeooo:rsid="000f6827" officeooo:paragraph-rsid="000f6827" style:font-weight-asian="bold" style:font-weight-complex="bold"/>
    </style:style>
    <style:style style:name="P6" style:family="paragraph" style:parent-style-name="Standard" style:list-style-name="List_20_1">
      <style:text-properties fo:font-weight="normal" officeooo:rsid="000d8cb5" officeooo:paragraph-rsid="000d8cb5" style:font-weight-asian="normal" style:font-weight-complex="normal"/>
    </style:style>
    <style:style style:name="P7" style:family="paragraph" style:parent-style-name="Standard" style:list-style-name="List_20_1">
      <style:text-properties fo:font-weight="normal" officeooo:rsid="000ebb39" officeooo:paragraph-rsid="000ebb39" style:font-weight-asian="normal" style:font-weight-complex="normal"/>
    </style:style>
    <style:style style:name="P8" style:family="paragraph" style:parent-style-name="Standard" style:list-style-name="List_20_1">
      <style:text-properties fo:font-weight="normal" officeooo:rsid="000f3442" officeooo:paragraph-rsid="000f3442" style:font-weight-asian="normal" style:font-weight-complex="normal"/>
    </style:style>
    <style:style style:name="P9" style:family="paragraph" style:parent-style-name="Standard">
      <style:text-properties fo:font-weight="normal" officeooo:rsid="000f6827" officeooo:paragraph-rsid="000f6827" style:font-weight-asian="normal" style:font-weight-complex="normal"/>
    </style:style>
    <style:style style:name="P10" style:family="paragraph" style:parent-style-name="Standard" style:list-style-name="List_20_1">
      <style:text-properties fo:font-weight="normal" officeooo:rsid="000f6827" officeooo:paragraph-rsid="000f6827" style:font-weight-asian="normal" style:font-weight-complex="normal"/>
    </style:style>
    <style:style style:name="P11" style:family="paragraph" style:parent-style-name="Standard">
      <style:text-properties fo:font-weight="normal" officeooo:rsid="001151fa" officeooo:paragraph-rsid="001151fa" style:font-weight-asian="normal" style:font-weight-complex="normal"/>
    </style:style>
    <style:style style:name="T1" style:family="text">
      <style:text-properties officeooo:rsid="000ebb3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151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ython- <text:span text:style-name="T1">Basics and <text:s/>Data types</text:span></text:p>
      <text:p text:style-name="P1"/>
      <text:p text:style-name="P1">Introduction to Python</text:p>
      <text:p text:style-name="P1"/>
      <text:list xml:id="list3394408554" text:style-name="List_20_1">
        <text:list-item>
          <text:p text:style-name="P6">developed in 1990</text:p>
        </text:list-item>
        <text:list-item>
          <text:p text:style-name="P6">general purpose: used for variety of applications</text:p>
        </text:list-item>
        <text:list-item>
          <text:p text:style-name="P6">high level language: directly understand by the machine (python file-&gt;byte code -&gt; machine code)</text:p>
        </text:list-item>
        <text:list-item>
          <text:p text:style-name="P6">interpreted language</text:p>
        </text:list-item>
      </text:list>
      <text:p text:style-name="P1"/>
      <text:p text:style-name="P1">print statement : </text:p>
      <text:list xml:id="list152309567877000" text:continue-numbering="true" text:style-name="List_20_1">
        <text:list-item>
          <text:p text:style-name="P6"/>
        </text:list-item>
        <text:list-item>
          <text:p text:style-name="P6">displays or print text on the screen.</text:p>
        </text:list-item>
        <text:list-item>
          <text:p text:style-name="P6">By default, it print the text into new line.</text:p>
        </text:list-item>
        <text:list-item>
          <text:p text:style-name="P6">To print in the same line, use end.</text:p>
        </text:list-item>
        <text:list-item>
          <text:p text:style-name="P6">Ex: print(‘hello world’,end=” ”)</text:p>
        </text:list-item>
      </text:list>
      <text:p text:style-name="P1"/>
      <text:p text:style-name="P1">Comments:</text:p>
      <text:p text:style-name="P1"/>
      <text:list xml:id="list152309456456440" text:continue-numbering="true" text:style-name="List_20_1">
        <text:list-item>
          <text:p text:style-name="P7">can be written using #</text:p>
        </text:list-item>
      </text:list>
      <text:p text:style-name="P1"/>
      <text:p text:style-name="P3">Data Types</text:p>
      <text:p text:style-name="P3"/>
      <text:list xml:id="list152310696763107" text:continue-numbering="true" text:style-name="List_20_1">
        <text:list-item>
          <text:p text:style-name="P8">Number</text:p>
          <text:list>
            <text:list-item>
              <text:p text:style-name="P8">Integer</text:p>
            </text:list-item>
            <text:list-item>
              <text:p text:style-name="P8">float</text:p>
            </text:list-item>
            <text:list-item>
              <text:p text:style-name="P8">complex</text:p>
            </text:list-item>
          </text:list>
        </text:list-item>
        <text:list-item>
          <text:p text:style-name="P8">Strings</text:p>
        </text:list-item>
        <text:list-item>
          <text:p text:style-name="P8">Boolean</text:p>
        </text:list-item>
      </text:list>
      <text:p text:style-name="P3"/>
      <text:p text:style-name="P3"/>
      <text:p text:style-name="P4">Integer:</text:p>
      <text:list xml:id="list152310414324080" text:continue-numbering="true" text:style-name="List_20_1">
        <text:list-item>
          <text:p text:style-name="P8">all positive and negative whole numbers</text:p>
        </text:list-item>
        <text:list-item>
          <text:p text:style-name="P8">amount of memory occupies on its value(ex: 0 – 24 bytes, 1- 28 bytes)</text:p>
          <text:p text:style-name="P8"/>
        </text:list-item>
      </text:list>
      <text:p text:style-name="P4">float:</text:p>
      <text:list xml:id="list152309578521143" text:continue-numbering="true" text:style-name="List_20_1">
        <text:list-item>
          <text:p text:style-name="P8">positive and negative decimal numbers</text:p>
        </text:list-item>
        <text:list-item>
          <text:p text:style-name="P8">takes 24 bytes of memory</text:p>
        </text:list-item>
      </text:list>
      <text:p text:style-name="P4"/>
      <text:p text:style-name="P4">Complex:</text:p>
      <text:list xml:id="list152310250305589" text:continue-numbering="true" text:style-name="List_20_1">
        <text:list-item>
          <text:p text:style-name="P8">for complex values</text:p>
        </text:list-item>
        <text:list-item>
          <text:p text:style-name="P8">complex(real,imaginary)</text:p>
        </text:list-item>
      </text:list>
      <text:p text:style-name="P1"/>
      <text:p text:style-name="P4">bool:</text:p>
      <text:list xml:id="list152311001494206" text:continue-numbering="true" text:style-name="List_20_1">
        <text:list-item>
          <text:p text:style-name="P8">two values</text:p>
        </text:list-item>
        <text:list-item>
          <text:p text:style-name="P8">first letter should be capital</text:p>
        </text:list-item>
      </text:list>
      <text:p text:style-name="P4"/>
      <text:p text:style-name="P5">Strings:</text:p>
      <text:list xml:id="list152310167042427" text:continue-numbering="true" text:style-name="List_20_1">
        <text:list-item>
          <text:p text:style-name="P10">collection of characters closed within single,double and triple quotation mark.</text:p>
        </text:list-item>
        <text:list-item>
          <text:p text:style-name="P10">Blank is also considered as character.</text:p>
        </text:list-item>
      </text:list>
      <text:p text:style-name="P9"/>
      <text:p text:style-name="P9"/>
      <text:p text:style-name="P5"><text:soft-page-break/>Length of string:</text:p>
      <text:p text:style-name="P5"/>
      <text:p text:style-name="P9">len(var_name)</text:p>
      <text:p text:style-name="P5"/>
      <text:p text:style-name="P5">Indexing:</text:p>
      <text:p text:style-name="P5"/>
      <text:p text:style-name="P9">str1=’hello world’</text:p>
      <text:p text:style-name="P9">print(str1[0]) <text:s/>//h</text:p>
      <text:p text:style-name="P9">print(str1[-1]) //d reverse indexing</text:p>
      <text:p text:style-name="P5"/>
      <text:p text:style-name="P11"><text:a xlink:type="simple" xlink:href="https://github.com/chetu26/Python/blob/main/indexing.py" text:style-name="Internet_20_link" text:visited-style-name="Visited_20_Internet_20_Link">practice link</text:a></text:p>
      <text:p text:style-name="P11"/>
      <text:p text:style-name="P5"/>
      <text:p text:style-name="P5">String immutability</text:p>
      <text:p text:style-name="P5"/>
      <text:p text:style-name="P9">once assign, can’t update it later.</text:p>
      <text:p text:style-name="P9"/>
      <text:p text:style-name="P9"><text:a xlink:type="simple" xlink:href="https://github.com/chetu26/Python/blob/main/string_immutability.py" text:style-name="Internet_20_link" text:visited-style-name="Visited_20_Internet_20_Link">Practice link</text:a></text:p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9T13:02:50.238710915</meta:creation-date>
    <dc:date>2023-06-19T15:23:08.893527606</dc:date>
    <meta:editing-duration>PT21M1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47" meta:word-count="192" meta:character-count="1101" meta:non-whitespace-character-count="977"/>
  </office:meta>
</office:document-meta>
</file>